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bold" officeooo:rsid="00059157" officeooo:paragraph-rsid="00059157"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59157" officeooo:paragraph-rsid="00059157"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normal" officeooo:rsid="00059157" officeooo:paragraph-rsid="00059157"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Times New Roman" fo:font-size="12pt" fo:font-weight="bold" officeooo:rsid="00059157" officeooo:paragraph-rsid="0005915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normal" officeooo:rsid="00059157" officeooo:paragraph-rsid="0005915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font-weight="normal" officeooo:rsid="00059157" officeooo:paragraph-rsid="0005fe3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fo:font-weight="normal" officeooo:rsid="0005f0fb" officeooo:paragraph-rsid="0005f0f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fo:font-weight="normal" officeooo:rsid="000b4ac8" officeooo:paragraph-rsid="000b4ac8" style:font-size-asian="10.5pt" style:font-weight-asian="normal" style:font-size-complex="12pt" style:font-weight-complex="normal"/>
    </style:style>
    <style:style style:name="T1" style:family="text">
      <style:text-properties officeooo:rsid="0005fe3b"/>
    </style:style>
    <style:style style:name="T2" style:family="text">
      <style:text-properties officeooo:rsid="000aee9f"/>
    </style:style>
    <style:style style:name="T3" style:family="text">
      <style:text-properties officeooo:rsid="000b4ac8"/>
    </style:style>
    <style:style style:name="T4" style:family="text">
      <style:text-properties officeooo:rsid="000b89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orationsdata</text:p>
      <text:p text:style-name="P4"/>
      <text:p text:style-name="P5">Namn: Alexander Gillberg</text:p>
      <text:p text:style-name="P5">ID: algi1701</text:p>
      <text:p text:style-name="P5">Laboration: Laboration <text:span text:style-name="T2">3</text:span></text:p>
      <text:p text:style-name="P7">Datum: 2017-11-0<text:span text:style-name="T3">8</text:span></text:p>
      <text:p text:style-name="P7">Utvecklingsmiljö: Microsoft Visual Studio</text:p>
      <text:p text:style-name="P7"/>
      <text:p text:style-name="P7"/>
      <text:p text:style-name="P1">Filer</text:p>
      <text:p text:style-name="P5"/>
      <text:p text:style-name="P5">Uppgift1.cpp</text:p>
      <text:p text:style-name="P6">Uppgift2.cpp</text:p>
      <text:p text:style-name="P6">Uppgift<text:span text:style-name="T1">3</text:span>.cpp</text:p>
      <text:p text:style-name="P6"/>
      <text:p text:style-name="P2">Slutsatser och kommentarer</text:p>
      <text:p text:style-name="P3"/>
      <text:p text:style-name="P8">En rolig laboration med relativt utmanande uppgifter då du ej fick använda dig utav arrayer vid sorteringen i uppgift 2. Fick också en känsla på hur kryptering och dekryptering sker. Bara genom den uppgiften insåg jag väldigt snabbt hur man kunde utveckla krypteringsteknikerna ytterligare och göra de mer avancerade.</text:p>
      <text:p text:style-name="P8"/>
      <text:p text:style-name="P8">I uppgift 1 valde jag att använda mig utav en separat for-loop när jag skulle mata in en ny rad efter varje punk eftersom för mig vad det ett enklare alternativ att använda. Prestandamässigt så tror jag inte att det är någon större skillnad än om jag skulle skrivit in ytterligare en sträng-find funktion i while-loopen, <text:span text:style-name="T4">utan eventuellt bara ”renare” k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7:22:30.483000000</meta:creation-date>
    <dc:date>2017-11-18T12:28:54.394000000</dc:date>
    <meta:editing-duration>PT28M23S</meta:editing-duration>
    <meta:editing-cycles>8</meta:editing-cycles>
    <meta:generator>LibreOffice/5.4.3.2$Windows_X86_64 LibreOffice_project/92a7159f7e4af62137622921e809f8546db437e5</meta:generator>
    <meta:document-statistic meta:table-count="0" meta:image-count="0" meta:object-count="0" meta:page-count="1" meta:paragraph-count="13" meta:word-count="132" meta:character-count="872" meta:non-whitespace-character-count="753"/>
  </office:meta>
</office:document-meta>
</file>